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958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2.2049in"/>
    </style:style>
    <style:style style:name="Table1.D" style:family="table-column">
      <style:table-column-properties style:column-width="1.367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Model Development Phase Template</text:span></text:h>
      <text:p text:style-name="Text_20_body"><text:span text:style-name="Strong_20_Emphasis">Date:</text:span> 31 July 2025<text:line-break/><text:span text:style-name="Strong_20_Emphasis">SkillWallet ID:</text:span> SWUID20240141492<text:line-break/><text:span text:style-name="Strong_20_Emphasis">Project Title:</text:span> Employee Performance Prediction using Machine Learning</text:p>
      <text:p text:style-name="Horizontal_20_Line"/>
      <text:h text:style-name="Heading_20_3" text:outline-level="3"><text:span text:style-name="Strong_20_Emphasis">Maximum Marks:</text:span> 6 Marks</text:h>
      <text:p text:style-name="Horizontal_20_Line"/>
      <text:h text:style-name="Heading_20_2" text:outline-level="2"><text:span text:style-name="Strong_20_Emphasis">Model Selection Report</text:span></text:h>
      <text:p text:style-name="Text_20_body">This report outlines the machine learning models considered for predicting employee performance. Each model is described with its purpose, hyperparameters, and performance metrics.</text:p>
      <text:p text:style-name="Horizontal_20_Line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Model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  <table:table-cell table:style-name="Table1.A1" office:value-type="string">
              <text:p text:style-name="Table_20_Heading"><text:span text:style-name="Strong_20_Emphasis">Hyperparameters</text:span></text:p>
            </table:table-cell>
            <table:table-cell table:style-name="Table1.A1" office:value-type="string">
              <text:p text:style-name="Table_20_Heading"><text:span text:style-name="Strong_20_Emphasis">Performance Metric (R² Score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Linear Regression</text:span></text:p>
          </table:table-cell>
          <table:table-cell table:style-name="Table1.A1" office:value-type="string">
            <text:p text:style-name="Table_20_Contents">Establishes a linear relationship between features and performance score.</text:p>
          </table:table-cell>
          <table:table-cell table:style-name="Table1.A1" office:value-type="string">
            <text:p text:style-name="Table_20_Contents">Default parameters</text:p>
          </table:table-cell>
          <table:table-cell table:style-name="Table1.A1" office:value-type="string">
            <text:p text:style-name="Table_20_Contents">R² Score = <text:span text:style-name="Strong_20_Emphasis">0.78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andom Forest</text:span></text:p>
          </table:table-cell>
          <table:table-cell table:style-name="Table1.A1" office:value-type="string">
            <text:p text:style-name="Table_20_Contents">Ensemble of decision trees; reduces overfitting and highlights feature importance.</text:p>
          </table:table-cell>
          <table:table-cell table:style-name="Table1.A1" office:value-type="string">
            <text:p text:style-name="Table_20_Contents"><text:span text:style-name="Source_20_Text">n_estimators=100</text:span>, <text:span text:style-name="Source_20_Text">max_depth=10</text:span></text:p>
          </table:table-cell>
          <table:table-cell table:style-name="Table1.A1" office:value-type="string">
            <text:p text:style-name="Table_20_Contents">R² Score = <text:span text:style-name="Strong_20_Emphasis">0.85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XGBoost</text:span></text:p>
          </table:table-cell>
          <table:table-cell table:style-name="Table1.A1" office:value-type="string">
            <text:p text:style-name="Table_20_Contents">Gradient boosting algorithm; high accuracy, handles feature interactions well.</text:p>
          </table:table-cell>
          <table:table-cell table:style-name="Table1.A1" office:value-type="string">
            <text:p text:style-name="Table_20_Contents"><text:span text:style-name="Source_20_Text">learning_rate=0.1</text:span>, <text:span text:style-name="Source_20_Text">n_estimators=200</text:span>, <text:span text:style-name="Source_20_Text">max_depth=6</text:span></text:p>
          </table:table-cell>
          <table:table-cell table:style-name="Table1.A1" office:value-type="string">
            <text:p text:style-name="Table_20_Contents">R² Score = <text:span text:style-name="Strong_20_Emphasis">0.88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cision Tree</text:span></text:p>
          </table:table-cell>
          <table:table-cell table:style-name="Table1.A1" office:value-type="string">
            <text:p text:style-name="Table_20_Contents">Simple interpretable tree; useful for initial insights and feature splits.</text:p>
          </table:table-cell>
          <table:table-cell table:style-name="Table1.A1" office:value-type="string">
            <text:p text:style-name="Table_20_Contents"><text:span text:style-name="Source_20_Text">max_depth=5</text:span></text:p>
          </table:table-cell>
          <table:table-cell table:style-name="Table1.A1" office:value-type="string">
            <text:p text:style-name="Table_20_Contents">R² Score = <text:span text:style-name="Strong_20_Emphasis">0.74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22:11:19.905610785</meta:creation-date>
    <dc:date>2025-07-31T22:14:43.684118407</dc:date>
    <meta:editing-duration>PT3M25S</meta:editing-duration>
    <meta:editing-cycles>1</meta:editing-cycles>
    <meta:document-statistic meta:table-count="1" meta:image-count="0" meta:object-count="0" meta:page-count="1" meta:paragraph-count="25" meta:word-count="130" meta:character-count="961" meta:non-whitespace-character-count="861"/>
    <meta:generator>LibreOffice/24.2.7.2$Linux_X86_64 LibreOffice_project/420$Build-2</meta:generator>
  </office:meta>
</office:document-meta>
</file>